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1354" officeooo:paragraph-rsid="00151354"/>
    </style:style>
    <style:style style:name="P2" style:family="paragraph" style:parent-style-name="Standard">
      <style:text-properties fo:language="en" fo:country="US" officeooo:rsid="0015dd6b" officeooo:paragraph-rsid="0017e726"/>
    </style:style>
    <style:style style:name="P3" style:family="paragraph" style:parent-style-name="Standard">
      <style:text-properties fo:language="ru" fo:country="RU" officeooo:rsid="00151354" officeooo:paragraph-rsid="00151354"/>
    </style:style>
    <style:style style:name="P4" style:family="paragraph" style:parent-style-name="Standard">
      <style:text-properties fo:language="ru" fo:country="RU" officeooo:rsid="001655ac" officeooo:paragraph-rsid="001655ac"/>
    </style:style>
    <style:style style:name="P5" style:family="paragraph" style:parent-style-name="Standard">
      <style:text-properties fo:language="ru" fo:country="RU" officeooo:rsid="0017e726" officeooo:paragraph-rsid="0017e726"/>
    </style:style>
    <style:style style:name="P6" style:family="paragraph" style:parent-style-name="Standard" style:list-style-name="L1">
      <style:text-properties officeooo:paragraph-rsid="00151354"/>
    </style:style>
    <style:style style:name="P7" style:family="paragraph" style:parent-style-name="Standard" style:list-style-name="L1">
      <style:text-properties officeooo:paragraph-rsid="0017e726"/>
    </style:style>
    <style:style style:name="P8" style:family="paragraph" style:parent-style-name="Standard">
      <style:text-properties officeooo:paragraph-rsid="0017e726"/>
    </style:style>
    <style:style style:name="T1" style:family="text">
      <style:text-properties officeooo:rsid="00151354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5dd6b"/>
    </style:style>
    <style:style style:name="T4" style:family="text">
      <style:text-properties fo:language="en" fo:country="US" officeooo:rsid="00151354"/>
    </style:style>
    <style:style style:name="T5" style:family="text">
      <style:text-properties fo:language="en" fo:country="US" officeooo:rsid="001655ac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51354"/>
    </style:style>
    <style:style style:name="T8" style:family="text">
      <style:text-properties fo:language="ru" fo:country="RU" officeooo:rsid="0015dd6b"/>
    </style:style>
    <style:style style:name="T9" style:family="text">
      <style:text-properties fo:language="ru" fo:country="RU" officeooo:rsid="001655ac"/>
    </style:style>
    <style:style style:name="T10" style:family="text">
      <style:text-properties officeooo:rsid="0015dd6b"/>
    </style:style>
    <style:style style:name="T11" style:family="text">
      <style:text-properties officeooo:rsid="001655ac"/>
    </style:style>
    <style:style style:name="T12" style:family="text">
      <style:text-properties officeooo:rsid="0017cb75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28311493683552404" text:style-name="L1">
        <text:list-item>
          <text:p text:style-name="P6"><text:span text:style-name="T7">О проекте.</text:span></text:p>
        </text:list-item>
      </text:list>
      <text:p text:style-name="P5">Проект демонстрирует возможности использования браузера <text:span text:style-name="T2">chromium </text:span>в приложениях, написанных на <text:span text:style-name="T2">C++, </text:span>а также взаимодействие кода <text:span text:style-name="T2">JavaScript </text:span>и <text:span text:style-name="T2">C++ </text:span>в рамках библиотеки<text:span text:style-name="T1"> </text:span><text:span text:style-name="T4">CEF (Chromium Embedded Browser).</text:span></text:p>
      <text:list xml:id="list180337734204129" text:continue-numbering="true" text:style-name="L1">
        <text:list-item>
          <text:p text:style-name="P7"><text:span text:style-name="T7">Установка и настройка всего необходимого.</text:span></text:p>
          <text:list>
            <text:list-item>
              <text:p text:style-name="P7"><text:span text:style-name="T8">Скачивание </text:span><text:span text:style-name="T3">CEF.</text:span></text:p>
            </text:list-item>
          </text:list>
        </text:list-item>
      </text:list>
      <text:p text:style-name="P8"><text:span text:style-name="T7">Рассматривать будем версию под </text:span><text:span text:style-name="T4">Windows. <text:s/></text:span><text:span text:style-name="T7">Чтобы не собирать всю библиотеку вместе с хромиумом, можно скачать уже собранную с </text:span><text:span text:style-name="T4">cefbuilds.com. </text:span><text:span text:style-name="T7">В данном проекте использовалась версия … </text:span><text:span text:style-name="T8">Из архива распаковываем всё содержимое папки с номером версии в папку проекта </text:span><text:span text:style-name="T3">thirdparty/cef.</text:span></text:p>
      <text:list xml:id="list180339142461676" text:continue-numbering="true" text:style-name="L1">
        <text:list-item>
          <text:list>
            <text:list-item>
              <text:p text:style-name="P7"><text:span text:style-name="T8">Сборка </text:span><text:span text:style-name="T3">libcef_dll_wrapper.</text:span></text:p>
            </text:list-item>
          </text:list>
        </text:list-item>
      </text:list>
      <text:p text:style-name="P2"><text:span text:style-name="T3">CEF </text:span><text:span text:style-name="T6">предоставляет </text:span><text:span text:style-name="T3">API </text:span><text:span text:style-name="T6">на чистом </text:span><text:span text:style-name="T3">C. </text:span><text:span text:style-name="T6">Так как мы хотим использовать </text:span><text:span text:style-name="T3">C++ </text:span><text:span text:style-name="T11">API</text:span><text:span text:style-name="T3">, </text:span><text:span text:style-name="T6">то нам необходимо собрать обертку — </text:span><text:span text:style-name="T9">статическую библиотеку, которая подключится к нашему приложению, и позволит использовать </text:span><text:span text:style-name="T11">C++ API</text:span><text:span text:style-name="T9">. Для этого нужно сгенерировать солюшен под </text:span><text:span text:style-name="T3">MS Visual Studio </text:span><text:span text:style-name="T9">и проекты с помощью </text:span><text:span text:style-name="T3">C</text:span><text:span text:style-name="T11">M</text:span><text:span text:style-name="T3">ake (version). </text:span><text:span text:style-name="T11">CMake </text:span><text:span text:style-name="T9">файлы </text:span><text:span text:style-name="T11">CEF </text:span><text:span text:style-name="T9">расположены в </text:span><text:span text:style-name="T3">thirdparty/cef. </text:span><text:span text:style-name="T9">Указываем эту же папку </text:span><text:span text:style-name="T11">CMake'</text:span><text:span text:style-name="T9">у и для генерирования проектов. Если есть желание указать другое расположение, то придется менять параметры и в проекте приложения. Нажимаем </text:span><text:span text:style-name="T11">Configure. </text:span><text:span text:style-name="T9">Параметры </text:span><text:span text:style-name="T11">Cmake </text:span><text:span text:style-name="T9">можно оставить по умолчанию. Нажимаем </text:span><text:span text:style-name="T11">Generate. </text:span><text:span text:style-name="T9">После генерирования открываем солюшен и собираем проект <text:s/></text:span><text:span text:style-name="T3">libcef_dll_wrapper.</text:span></text:p>
      <text:list xml:id="list180339534631493" text:continue-numbering="true" text:style-name="L1">
        <text:list-item>
          <text:list>
            <text:list-item>
              <text:p text:style-name="P7"><text:span text:style-name="T9">Добавление ресурсов в </text:span><text:span text:style-name="T5">debug </text:span><text:span text:style-name="T9">версию.</text:span></text:p>
            </text:list-item>
          </text:list>
        </text:list-item>
      </text:list>
      <text:p text:style-name="P4"><text:span text:style-name="T12">Для работы браузера необходимы файлы ресурсов, поэтому</text:span> чтобы запускать отладочную версию из под студии, нужно скопировать содержимое папки <text:span text:style-name="T3">thirdparty/cef/</text:span><text:span text:style-name="T2">Resources </text:span>в папку <text:span text:style-name="T3">thirdparty/cef/</text:span><text:span text:style-name="T2">Debug.</text:span></text:p>
      <text:p text:style-name="P4"><text:span text:style-name="T2"/></text:p>
      <text:p text:style-name="P4">Теперь всё готово для сборки нашего приложения.</text:p>
      <text:p text:style-name="P3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6:43:36.377000000</meta:creation-date>
    <dc:date>2016-01-08T18:03:37.559000000</dc:date>
    <meta:editing-duration>PT16M38S</meta:editing-duration>
    <meta:editing-cycles>4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0" meta:word-count="205" meta:character-count="1528" meta:non-whitespace-character-count="1330"/>
  </office:meta>
</office:document-meta>
</file>